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language="es" fo:country="ES" officeooo:rsid="00006ab7" officeooo:paragraph-rsid="00006ab7"/>
    </style:style>
    <style:style style:name="P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s" fo:country="ES" officeooo:rsid="00006ab7" officeooo:paragraph-rsid="00006ab7"/>
    </style:style>
    <style:style style:name="P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s" fo:country="ES" officeooo:rsid="00006ab7" officeooo:paragraph-rsid="0002cada"/>
    </style:style>
    <style:style style:name="P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s" fo:country="ES" officeooo:rsid="00006ab7" officeooo:paragraph-rsid="0000a2b6"/>
    </style:style>
    <style:style style:name="P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s" fo:country="ES" officeooo:rsid="00012538" officeooo:paragraph-rsid="00012538"/>
    </style:style>
    <style:style style:name="P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s" fo:country="ES" officeooo:rsid="0005fec1" officeooo:paragraph-rsid="00095270"/>
    </style:style>
    <style:style style:name="P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s" fo:country="ES" officeooo:rsid="0005fec1" officeooo:paragraph-rsid="0004c4ab"/>
    </style:style>
    <style:style style:name="P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s" fo:country="ES" officeooo:rsid="0005fec1" officeooo:paragraph-rsid="0012e49e"/>
    </style:style>
    <style:style style:name="P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s" fo:country="ES" officeooo:rsid="000eef76" officeooo:paragraph-rsid="0002cada"/>
    </style:style>
    <style:style style:name="P1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s" fo:country="ES" officeooo:rsid="000eef76" officeooo:paragraph-rsid="000eef76"/>
    </style:style>
    <style:style style:name="P1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s" fo:country="ES" officeooo:rsid="0003afbd" officeooo:paragraph-rsid="00012538"/>
    </style:style>
    <style:style style:name="P1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s" fo:country="ES" officeooo:rsid="0012e49e" officeooo:paragraph-rsid="0012e49e"/>
    </style:style>
    <style:style style:name="P1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006ab7"/>
    </style:style>
    <style:style style:name="P1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012538"/>
    </style:style>
    <style:style style:name="P1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04c4ab"/>
    </style:style>
    <style:style style:name="P1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1399a3"/>
    </style:style>
    <style:style style:name="P17" style:family="paragraph" style:parent-style-name="Standard" style:master-page-name="">
      <loext:graphic-properties draw:fill="none"/>
      <style:paragraph-properties fo:margin-left="1cm" fo:margin-right="1cm" fo:text-indent="0cm" style:auto-text-indent="false" style:page-number="auto" fo:background-color="transparent"/>
      <style:text-properties fo:language="es" fo:country="ES" officeooo:rsid="00006ab7" officeooo:paragraph-rsid="00006ab7"/>
    </style:style>
    <style:style style:name="P18" style:family="paragraph" style:parent-style-name="Standard" style:list-style-name="L1">
      <loext:graphic-properties draw:fill="none"/>
      <style:paragraph-properties fo:background-color="transparent"/>
      <style:text-properties fo:language="es" fo:country="ES" officeooo:rsid="000eef76" officeooo:paragraph-rsid="000eef76"/>
    </style:style>
    <style:style style:name="P19" style:family="paragraph" style:parent-style-name="Standard" style:list-style-name="L1">
      <loext:graphic-properties draw:fill="none"/>
      <style:paragraph-properties fo:background-color="transparent"/>
      <style:text-properties fo:language="es" fo:country="ES" officeooo:rsid="00108768" officeooo:paragraph-rsid="00108768"/>
    </style:style>
    <style:style style:name="P20" style:family="paragraph" style:parent-style-name="Standard" style:list-style-name="L1">
      <loext:graphic-properties draw:fill="none"/>
      <style:paragraph-properties fo:background-color="transparent"/>
      <style:text-properties fo:language="es" fo:country="ES" officeooo:rsid="0016a82b" officeooo:paragraph-rsid="0016a82b"/>
    </style:style>
    <style:style style:name="P21" style:family="paragraph" style:parent-style-name="Standard" style:list-style-name="L1">
      <loext:graphic-properties draw:fill="none"/>
      <style:paragraph-properties fo:background-color="transparent"/>
      <style:text-properties officeooo:rsid="00108768" officeooo:paragraph-rsid="00108768"/>
    </style:style>
    <style:style style:name="P2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s" fo:country="ES" officeooo:rsid="0012e49e" officeooo:paragraph-rsid="00095270"/>
    </style:style>
    <style:style style:name="P2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s" fo:country="ES" officeooo:rsid="00095270" officeooo:paragraph-rsid="0012e49e"/>
    </style:style>
    <style:style style:name="P24" style:family="paragraph" style:parent-style-name="Standard" style:list-style-name="L1">
      <loext:graphic-properties draw:fill="none"/>
      <style:paragraph-properties fo:margin-left="1cm" fo:margin-right="0cm" fo:text-indent="0cm" style:auto-text-indent="false" fo:background-color="transparent"/>
      <style:text-properties officeooo:rsid="0012e49e" officeooo:paragraph-rsid="0012e49e"/>
    </style:style>
    <style:style style:name="T1" style:family="text">
      <style:text-properties officeooo:rsid="00012538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06ab7"/>
    </style:style>
    <style:style style:name="T4" style:family="text">
      <style:text-properties fo:language="es" fo:country="ES" officeooo:rsid="00012538"/>
    </style:style>
    <style:style style:name="T5" style:family="text">
      <style:text-properties fo:language="es" fo:country="ES" officeooo:rsid="0002cada"/>
    </style:style>
    <style:style style:name="T6" style:family="text">
      <style:text-properties fo:language="es" fo:country="ES" officeooo:rsid="0003afbd"/>
    </style:style>
    <style:style style:name="T7" style:family="text">
      <style:text-properties fo:language="es" fo:country="ES" officeooo:rsid="0005fec1"/>
    </style:style>
    <style:style style:name="T8" style:family="text">
      <style:text-properties fo:language="es" fo:country="ES" officeooo:rsid="0007e7d1"/>
    </style:style>
    <style:style style:name="T9" style:family="text">
      <style:text-properties fo:language="es" fo:country="ES" officeooo:rsid="00095270"/>
    </style:style>
    <style:style style:name="T10" style:family="text">
      <style:text-properties fo:language="es" fo:country="ES" officeooo:rsid="0004c4ab"/>
    </style:style>
    <style:style style:name="T11" style:family="text">
      <style:text-properties fo:language="es" fo:country="ES" officeooo:rsid="000eef76"/>
    </style:style>
    <style:style style:name="T12" style:family="text">
      <style:text-properties fo:language="es" fo:country="ES" officeooo:rsid="0012e49e"/>
    </style:style>
    <style:style style:name="T13" style:family="text">
      <style:text-properties fo:language="es" fo:country="ES" officeooo:rsid="001399a3"/>
    </style:style>
    <style:style style:name="T14" style:family="text">
      <style:text-properties fo:language="es" fo:country="ES" officeooo:rsid="00158cc1"/>
    </style:style>
    <style:style style:name="T15" style:family="text">
      <style:text-properties officeooo:rsid="0002cada"/>
    </style:style>
    <style:style style:name="T16" style:family="text">
      <style:text-properties officeooo:rsid="000952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FIN DE GRADO</text:p>
      <text:p text:style-name="P2">INGENIERÍA INFORMÁTICA</text:p>
      <text:p text:style-name="P2"/>
      <text:p text:style-name="P13"><text:span text:style-name="T3">Traspaso a Angular </text:span><text:span text:style-name="T4">e Ionic de los ejercicios </text:span><text:span text:style-name="T5">de la plataforma </text:span>VIRTRA-EL</text:p>
      <text:p text:style-name="P2"/>
      <text:p text:style-name="P2"/>
      <text:p text:style-name="P2">Autor</text:p>
      <text:p text:style-name="P2">David Infante Casas</text:p>
      <text:p text:style-name="P2"/>
      <text:p text:style-name="P2">Tutor</text:p>
      <text:p text:style-name="P2">Carlos Rodríguez Domínguez</text:p>
      <text:p text:style-name="P2"/>
      <text:p text:style-name="P2">Escuela Técnica Superior de Ingenierías Informática y de Telecomunicaciones</text:p>
      <text:p text:style-name="P2"/>
      <text:p text:style-name="P2">Granada, 20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2"><text:soft-page-break/></text:p>
      <text:p text:style-name="P3">Traspaso a Angular <text:span text:style-name="T1">e Ionic de los ejercicios de la plataforma </text:span>VIRTRA-EL</text:p>
      <text:p text:style-name="P9"/>
      <text:p text:style-name="P4"/>
      <text:p text:style-name="P5">Resumen:</text:p>
      <text:p text:style-name="P5"/>
      <text:p text:style-name="P5">El proyecto consiste en el traspaso de <text:span text:style-name="T15">los ejercicios de la</text:span> <text:span text:style-name="T15">Plataforma Virtual de Evaluación e Intervención Cognitiva en Mayores </text:span>desarrollada inicialmente en PHP y Javascript a los frameworks Angular e Ionic.</text:p>
      <text:p text:style-name="P5"/>
      <text:p text:style-name="P14"><text:span text:style-name="T4">La plataforma se desarrolló inicialmente </text:span><text:span text:style-name="T2">para la evaluación y estimulación cognitiva de personas mayores a través de Internet. </text:span><text:span text:style-name="T5">E</text:span><text:span text:style-name="T6">stá destinada a la prevención e intervención sobre el deterioro cognitivo, accesible a través de internet por cualquier persona en el caso de no tener recursos asistenciales o con dificultades para acceder a ellos.</text:span></text:p>
      <text:p text:style-name="P11"/>
      <text:p text:style-name="P15"><text:span text:style-name="T6">E</text:span><text:span text:style-name="T10">l proyecto nace con el propósito de adaptar </text:span><text:span text:style-name="T7">los ejercicios</text:span><text:span text:style-name="T10"> VIRTRA-EL a tecnologías más modernas </text:span><text:span text:style-name="T7">tales como Angular e Ionic. </text:span><text:span text:style-name="T8">Agnular </text:span><text:span text:style-name="T9">ofrece la posibilidad de crear interfaces muy interactivas, además,</text:span><text:span text:style-name="T8"> es posible la modularización de cada ejercicio en componentes y la información requerida en servicios Angular. Por otro lado, Ionic </text:span><text:span text:style-name="T9">presenta componentes estándar de interfaces de usuario, que, complementados a Angular, permiten la creación de interfaces muy intuitivas.</text:span></text:p>
      <text:p text:style-name="P7"/>
      <text:p text:style-name="P6">C<text:span text:style-name="T16">on el fin de que la aplicación sea lo más extensible posible, se ha implementado un sistema de adición de nuevos ejercicios usando los patrones Factory y Observer. Con este sistema, es sencillo añadir nuevos ejercicios; el patrón Factory ayuda a cargar los ejercicios encapsulados en componentes, mientras que el Observer permite el paso de información entre la plataforma y los ejercicio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Índice</text:p>
      <text:list xml:id="list3676467578" text:style-name="L1">
        <text:list-item>
          <text:p text:style-name="P18">Introducción</text:p>
          <text:list>
            <text:list-item>
              <text:p text:style-name="P18">Motivación</text:p>
            </text:list-item>
            <text:list-item>
              <text:p text:style-name="P18">Descripción del problema y planteamiento de una solución</text:p>
            </text:list-item>
            <text:list-item>
              <text:p text:style-name="P18">Objetivos</text:p>
            </text:list-item>
            <text:list-item>
              <text:p text:style-name="P18">Planificación temporal</text:p>
            </text:list-item>
            <text:list-item>
              <text:p text:style-name="P18">Presupuesto</text:p>
            </text:list-item>
          </text:list>
        </text:list-item>
        <text:list-item>
          <text:p text:style-name="P21"><text:span text:style-name="T11">P</text:span><text:span text:style-name="T2">ropuesta del sistema</text:span></text:p>
          <text:list>
            <text:list-item>
              <text:p text:style-name="P19">Visión general del sistema</text:p>
            </text:list-item>
            <text:list-item>
              <text:p text:style-name="P19">Metodología utilizada</text:p>
            </text:list-item>
            <text:list-item>
              <text:p text:style-name="P19">Especificación de requisitos (?)</text:p>
            </text:list-item>
            <text:list-item>
              <text:p text:style-name="P19">Historias de usuario (?)</text:p>
            </text:list-item>
            <text:list-item>
              <text:p text:style-name="P19">Tecnologías utilizadas</text:p>
              <text:list>
                <text:list-item>
                  <text:p text:style-name="P19">Angular</text:p>
                </text:list-item>
                <text:list-item>
                  <text:p text:style-name="P19">Ionic</text:p>
                </text:list-item>
              </text:list>
            </text:list-item>
            <text:list-item>
              <text:p text:style-name="P19">Arquitectura del sistema</text:p>
            </text:list-item>
            <text:list-item>
              <text:p text:style-name="P19">Diagrama de clases</text:p>
            </text:list-item>
          </text:list>
        </text:list-item>
        <text:list-item>
          <text:p text:style-name="P19">Documentación</text:p>
          <text:list>
            <text:list-item>
              <text:p text:style-name="P20">Estructura de los ejercicios</text:p>
            </text:list-item>
          </text:list>
        </text:list-item>
        <text:list-item>
          <text:p text:style-name="P19">Conclusiones</text:p>
        </text:list-item>
        <text:list-item>
          <text:p text:style-name="P19">Referencias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2">1. <text:s text:c="2"/>Introducción</text:p>
      <text:p text:style-name="P6"/>
      <text:p text:style-name="P12">i. <text:s text:c="2"/>Motivación</text:p>
      <text:p text:style-name="P22"/>
      <text:list xml:id="list18150436814985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4"><text:span text:style-name="T6">E</text:span><text:span text:style-name="T10">l proyecto nace con el propósito de adaptar </text:span><text:span text:style-name="T7">los ejercicios</text:span><text:span text:style-name="T10"> VIRTRA-EL a tecnologías más modernas </text:span><text:span text:style-name="T7">tales como Angular e Ionic. </text:span><text:span text:style-name="T8">Agnular </text:span><text:span text:style-name="T9">ofrece la posibilidad de crear interfaces muy interactivas, además,</text:span><text:span text:style-name="T8"> es posible la modularización de cada ejercicio en componentes y la información requerida en servicios Angular. Por otro lado, Ionic </text:span><text:span text:style-name="T9">presenta componentes estándar de interfaces de usuario, que, complementados a Angular, permiten la creación de interfaces muy intuitivas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3"/>
      <text:p text:style-name="P16"><text:span text:style-name="T13">El desarrollo de la versión original de </text:span><text:span text:style-name="T9">V</text:span><text:span text:style-name="T13">IRTRA-EL finalizó en 2018, utilizando principalmente los lenguajes PHP y JavaScript</text:span><text:span text:style-name="T12">. </text:span><text:span text:style-name="T13">La motivació</text:span><text:span text:style-name="T14">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4-23T18:15:04.068000000</dc:date>
    <meta:editing-duration>PT28M50S</meta:editing-duration>
    <meta:editing-cycles>9</meta:editing-cycles>
    <meta:document-statistic meta:table-count="0" meta:image-count="0" meta:object-count="0" meta:page-count="4" meta:paragraph-count="40" meta:word-count="425" meta:character-count="2828" meta:non-whitespace-character-count="2459"/>
  </office:meta>
</office:document-meta>
</file>